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97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ext-properties style:font-name="Liberation Serif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" table:style-name="ta1">
        <table:shapes>
          <draw:frame draw:z-index="0" draw:style-name="gr1" draw:text-style-name="P1" svg:width="570.84pt" svg:height="264.98pt" svg:x="214.61pt" svg:y="200.95pt">
            <draw:object draw:notify-on-update-of-ranges="I.E9:I.E17 I.F9:I.F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5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style-name="ce3" office:value-type="string" calcext:value-type="string" table:number-columns-spanned="1" table:number-rows-spanned="4">
            <text:p>Execution gradient</text:p>
          </table:table-cell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covered-table-cell/>
          <table:table-cell table:number-columns-repeated="15"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"/>
        </table:table-row>
        <table:table-row table:style-name="ro1">
          <table:table-cell table:formula="of:= [.F9] / ([.E9] * [.E9])" office:value-type="float" office:value="0.0000000679944170209151" calcext:value-type="float">
            <text:p>6.79944170209151E-08</text:p>
          </table:table-cell>
          <table:table-cell table:number-columns-repeated="3"/>
          <table:table-cell office:value-type="float" office:value="501" calcext:value-type="float">
            <text:p>501</text:p>
          </table:table-cell>
          <table:table-cell table:style-name="ce1" office:value-type="float" office:value="0.0170666666666667" calcext:value-type="float">
            <text:p>0.017066666666667</text:p>
          </table:table-cell>
          <table:table-cell table:number-columns-repeated="10"/>
        </table:table-row>
        <table:table-row table:style-name="ro1">
          <table:table-cell table:formula="of:= [.F10] / ([.E10] * [.E10])" office:value-type="float" office:value="0.0000000638721917443196" calcext:value-type="float">
            <text:p>6.38721917443196E-08</text:p>
          </table:table-cell>
          <table:table-cell table:number-columns-repeated="3"/>
          <table:table-cell office:value-type="float" office:value="1001" calcext:value-type="float">
            <text:p>1001</text:p>
          </table:table-cell>
          <table:table-cell table:style-name="ce1" office:value-type="float" office:value="0.064" calcext:value-type="float">
            <text:p>0.064</text:p>
          </table:table-cell>
          <table:table-cell table:number-columns-repeated="10"/>
        </table:table-row>
        <table:table-row table:style-name="ro1">
          <table:table-cell table:formula="of:= [.F11] / ([.E11] * [.E11])" office:value-type="float" office:value="0.0000000652846989798454" calcext:value-type="float">
            <text:p>6.52846989798454E-08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style-name="ce1" office:value-type="float" office:value="0.2614" calcext:value-type="float">
            <text:p>0.2614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formula="of:= [.F12] / ([.E12] * [.E12])" office:value-type="float" office:value="0.0000000656932342482899" calcext:value-type="float">
            <text:p>6.56932342482899E-08</text:p>
          </table:table-cell>
          <table:table-cell table:number-columns-repeated="3"/>
          <table:table-cell office:value-type="float" office:value="3001" calcext:value-type="float">
            <text:p>3001</text:p>
          </table:table-cell>
          <table:table-cell table:style-name="ce1" office:value-type="float" office:value="0.591633333333333" calcext:value-type="float">
            <text:p>0.591633333333333</text:p>
          </table:table-cell>
          <table:table-cell table:number-columns-repeated="10"/>
        </table:table-row>
        <table:table-row table:style-name="ro1">
          <table:table-cell table:formula="of:= [.F13] / ([.E13] * [.E13])" office:value-type="float" office:value="0.0000000661335439370834" calcext:value-type="float">
            <text:p>6.61335439370834E-08</text:p>
          </table:table-cell>
          <table:table-cell table:number-columns-repeated="3"/>
          <table:table-cell office:value-type="float" office:value="5001" calcext:value-type="float">
            <text:p>5001</text:p>
          </table:table-cell>
          <table:table-cell table:style-name="ce1" office:value-type="float" office:value="1.654" calcext:value-type="float">
            <text:p>1.654</text:p>
          </table:table-cell>
          <table:table-cell table:number-columns-repeated="10"/>
        </table:table-row>
        <table:table-row table:style-name="ro1">
          <table:table-cell table:formula="of:= [.F14] / ([.E14] * [.E14])" office:value-type="float" office:value="0.0000000664468722453827" calcext:value-type="float">
            <text:p>6.64468722453827E-08</text:p>
          </table:table-cell>
          <table:table-cell table:number-columns-repeated="3"/>
          <table:table-cell office:value-type="float" office:value="7501" calcext:value-type="float">
            <text:p>7501</text:p>
          </table:table-cell>
          <table:table-cell table:style-name="ce1" office:value-type="float" office:value="3.73863333333333" calcext:value-type="float">
            <text:p>3.73863333333333</text:p>
          </table:table-cell>
          <table:table-cell table:number-columns-repeated="10"/>
        </table:table-row>
        <table:table-row table:style-name="ro1">
          <table:table-cell table:formula="of:= [.F15] / ([.E15] * [.E15])" office:value-type="float" office:value="0.0000000667703119365763" calcext:value-type="float">
            <text:p>6.67703119365763E-08</text:p>
          </table:table-cell>
          <table:table-cell table:number-columns-repeated="3"/>
          <table:table-cell office:value-type="float" office:value="10001" calcext:value-type="float">
            <text:p>10001</text:p>
          </table:table-cell>
          <table:table-cell table:style-name="ce1" office:value-type="float" office:value="6.67836666666667" calcext:value-type="float">
            <text:p>6.67836666666667</text:p>
          </table:table-cell>
          <table:table-cell table:number-columns-repeated="10"/>
        </table:table-row>
        <table:table-row table:style-name="ro1">
          <table:table-cell table:formula="of:= [.F16] / ([.E16] * [.E16])" office:value-type="float" office:value="0.0000000682461594680138" calcext:value-type="float">
            <text:p>6.82461594680138E-08</text:p>
          </table:table-cell>
          <table:table-cell table:number-columns-repeated="3"/>
          <table:table-cell office:value-type="float" office:value="15001" calcext:value-type="float">
            <text:p>15001</text:p>
          </table:table-cell>
          <table:table-cell table:style-name="ce1" office:value-type="float" office:value="15.3574333333333" calcext:value-type="float">
            <text:p>15.3574333333333</text:p>
          </table:table-cell>
          <table:table-cell table:number-columns-repeated="10"/>
        </table:table-row>
        <table:table-row table:style-name="ro1">
          <table:table-cell table:formula="of:= [.F17] / ([.E17] * [.E17])" office:value-type="float" office:value="0.0000000784529878384169" calcext:value-type="float">
            <text:p>7.84529878384169E-08</text:p>
          </table:table-cell>
          <table:table-cell table:number-columns-repeated="3"/>
          <table:table-cell office:value-type="float" office:value="20001" calcext:value-type="float">
            <text:p>20001</text:p>
          </table:table-cell>
          <table:table-cell office:value-type="float" office:value="31.3843333333333" calcext:value-type="float">
            <text:p>31.3843333333333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<text:s/></text:p>
          </table:table-cell>
        </table:table-row>
      </table:table>
      <table:table table:name="N" table:style-name="ta1">
        <table:shapes>
          <draw:frame draw:z-index="0" draw:style-name="gr1" draw:text-style-name="P1" svg:width="570.84pt" svg:height="264.98pt" svg:x="420.18pt" svg:y="34.53pt">
            <draw:object draw:notify-on-update-of-ranges="N.E9:N.E17 N.F9:N.F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row table:style-name="ro1" table:number-rows-repeated="3">
          <table:table-cell table:number-columns-repeated="5"/>
          <table:table-cell table:style-name="Default"/>
        </table:table-row>
        <table:table-row table:style-name="ro1">
          <table:table-cell table:style-name="ce3" office:value-type="string" calcext:value-type="string" table:number-columns-spanned="1" table:number-rows-spanned="4">
            <text:p>Execution gradient</text:p>
          </table:table-cell>
          <table:table-cell table:number-columns-repeated="4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table:formula="of:= [.F9] / ([.E9] * [.E9])" office:value-type="float" office:value="0.0000000749000999996016" calcext:value-type="float">
            <text:p>7.49000999996016E-08</text:p>
          </table:table-cell>
          <table:table-cell table:number-columns-repeated="3"/>
          <table:table-cell office:value-type="float" office:value="501" calcext:value-type="float">
            <text:p>501</text:p>
          </table:table-cell>
          <table:table-cell office:value-type="float" office:value="0.0188" calcext:value-type="float">
            <text:p>0.0188</text:p>
          </table:table-cell>
        </table:table-row>
        <table:table-row table:style-name="ro1">
          <table:table-cell table:formula="of:= [.F10] / ([.E10] * [.E10])" office:value-type="float" office:value="0.0000000883897986795089" calcext:value-type="float">
            <text:p>8.83897986795089E-08</text:p>
          </table:table-cell>
          <table:table-cell table:number-columns-repeated="3"/>
          <table:table-cell office:value-type="float" office:value="1001" calcext:value-type="float">
            <text:p>1001</text:p>
          </table:table-cell>
          <table:table-cell office:value-type="float" office:value="0.0885666666666666" calcext:value-type="float">
            <text:p>0.088566666666667</text:p>
          </table:table-cell>
        </table:table-row>
        <table:table-row table:style-name="ro1">
          <table:table-cell table:formula="of:= [.F11] / ([.E11] * [.E11])" office:value-type="float" office:value="0.0000000680569260597088" calcext:value-type="float">
            <text:p>6.80569260597088E-08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office:value-type="float" office:value="0.2725" calcext:value-type="float">
            <text:p>0.2725</text:p>
          </table:table-cell>
        </table:table-row>
        <table:table-row table:style-name="ro1">
          <table:table-cell table:formula="of:= [.F12] / ([.E12] * [.E12])" office:value-type="float" office:value="0.0000000805425922855957" calcext:value-type="float">
            <text:p>8.05425922855957E-08</text:p>
          </table:table-cell>
          <table:table-cell table:number-columns-repeated="3"/>
          <table:table-cell office:value-type="float" office:value="3001" calcext:value-type="float">
            <text:p>3001</text:p>
          </table:table-cell>
          <table:table-cell office:value-type="float" office:value="0.725366666666667" calcext:value-type="float">
            <text:p>0.725366666666667</text:p>
          </table:table-cell>
        </table:table-row>
        <table:table-row table:style-name="ro1">
          <table:table-cell table:formula="of:= [.F13] / ([.E13] * [.E13])" office:value-type="float" office:value="0.0000000679794721586245" calcext:value-type="float">
            <text:p>6.79794721586245E-08</text:p>
          </table:table-cell>
          <table:table-cell table:number-columns-repeated="3"/>
          <table:table-cell office:value-type="float" office:value="5001" calcext:value-type="float">
            <text:p>5001</text:p>
          </table:table-cell>
          <table:table-cell office:value-type="float" office:value="1.70016666666667" calcext:value-type="float">
            <text:p>1.70016666666667</text:p>
          </table:table-cell>
        </table:table-row>
        <table:table-row table:style-name="ro1">
          <table:table-cell table:formula="of:= [.F14] / ([.E14] * [.E14])" office:value-type="float" office:value="0.0000000657051441268081" calcext:value-type="float">
            <text:p>6.57051441268081E-08</text:p>
          </table:table-cell>
          <table:table-cell table:number-columns-repeated="3"/>
          <table:table-cell office:value-type="float" office:value="7501" calcext:value-type="float">
            <text:p>7501</text:p>
          </table:table-cell>
          <table:table-cell office:value-type="float" office:value="3.6969" calcext:value-type="float">
            <text:p>3.6969</text:p>
          </table:table-cell>
        </table:table-row>
        <table:table-row table:style-name="ro1">
          <table:table-cell table:formula="of:= [.F15] / ([.E15] * [.E15])" office:value-type="float" office:value="0.000000065917149244313" calcext:value-type="float">
            <text:p>6.5917149244313E-08</text:p>
          </table:table-cell>
          <table:table-cell table:number-columns-repeated="3"/>
          <table:table-cell office:value-type="float" office:value="10001" calcext:value-type="float">
            <text:p>10001</text:p>
          </table:table-cell>
          <table:table-cell office:value-type="float" office:value="6.59303333333333" calcext:value-type="float">
            <text:p>6.59303333333333</text:p>
          </table:table-cell>
        </table:table-row>
        <table:table-row table:style-name="ro1">
          <table:table-cell table:formula="of:= [.F16] / ([.E16] * [.E16])" office:value-type="float" office:value="0.0000000651692364047641" calcext:value-type="float">
            <text:p>6.51692364047641E-08</text:p>
          </table:table-cell>
          <table:table-cell table:number-columns-repeated="3"/>
          <table:table-cell office:value-type="float" office:value="15001" calcext:value-type="float">
            <text:p>15001</text:p>
          </table:table-cell>
          <table:table-cell office:value-type="float" office:value="14.6650333333333" calcext:value-type="float">
            <text:p>14.6650333333333</text:p>
          </table:table-cell>
        </table:table-row>
        <table:table-row table:style-name="ro1">
          <table:table-cell table:formula="of:= [.F17] / ([.E17] * [.E17])" office:value-type="float" office:value="0.0000000718582306639548" calcext:value-type="float">
            <text:p>7.18582306639548E-08</text:p>
          </table:table-cell>
          <table:table-cell table:number-columns-repeated="3"/>
          <table:table-cell office:value-type="float" office:value="20001" calcext:value-type="float">
            <text:p>20001</text:p>
          </table:table-cell>
          <table:table-cell table:style-name="Default" office:value-type="float" office:value="28.7461666666667" calcext:value-type="float">
            <text:p>28.7461666666667</text:p>
          </table:table-cell>
        </table:table-row>
      </table:table>
      <table:table table:name="P" table:style-name="ta1">
        <table:shapes>
          <draw:frame draw:z-index="0" draw:style-name="gr1" draw:text-style-name="P1" svg:width="570.81pt" svg:height="264.98pt" svg:x="442.18pt" svg:y="104.94pt">
            <draw:object draw:notify-on-update-of-ranges="P.E9:P.E17 P.F9:P.F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5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4">
            <text:p>Execution gradient</text:p>
          </table:table-cell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formula="of:= [.F9] / ([.E9] * [.E9])" office:value-type="float" office:value="0.0000000857898308506074" calcext:value-type="float">
            <text:p>8.57898308506074E-08</text:p>
          </table:table-cell>
          <table:table-cell table:number-columns-repeated="3"/>
          <table:table-cell office:value-type="float" office:value="501" calcext:value-type="float">
            <text:p>501</text:p>
          </table:table-cell>
          <table:table-cell table:style-name="ce1" office:value-type="float" office:value="0.0215333333333333" calcext:value-type="float">
            <text:p>0.021533333333333</text:p>
          </table:table-cell>
        </table:table-row>
        <table:table-row table:style-name="ro1">
          <table:table-cell table:formula="of:= [.F10] / ([.E10] * [.E10])" office:value-type="float" office:value="0.0000000830671160341491" calcext:value-type="float">
            <text:p>8.30671160341491E-08</text:p>
          </table:table-cell>
          <table:table-cell table:number-columns-repeated="3"/>
          <table:table-cell office:value-type="float" office:value="1001" calcext:value-type="float">
            <text:p>1001</text:p>
          </table:table-cell>
          <table:table-cell table:style-name="ce1" office:value-type="float" office:value="0.0832333333333334" calcext:value-type="float">
            <text:p>0.083233333333333</text:p>
          </table:table-cell>
        </table:table-row>
        <table:table-row table:style-name="ro1">
          <table:table-cell table:formula="of:= [.F11] / ([.E11] * [.E11])" office:value-type="float" office:value="0.0000000847735386013473" calcext:value-type="float">
            <text:p>8.47735386013473E-08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style-name="ce1" office:value-type="float" office:value="0.339433333333333" calcext:value-type="float">
            <text:p>0.339433333333333</text:p>
          </table:table-cell>
        </table:table-row>
        <table:table-row table:style-name="ro1">
          <table:table-cell table:formula="of:= [.F12] / ([.E12] * [.E12])" office:value-type="float" office:value="0.0000000990117589371798" calcext:value-type="float">
            <text:p>9.90117589371798E-08</text:p>
          </table:table-cell>
          <table:table-cell table:number-columns-repeated="3"/>
          <table:table-cell office:value-type="float" office:value="3001" calcext:value-type="float">
            <text:p>3001</text:p>
          </table:table-cell>
          <table:table-cell table:style-name="ce1" office:value-type="float" office:value="0.8917" calcext:value-type="float">
            <text:p>0.8917</text:p>
          </table:table-cell>
        </table:table-row>
        <table:table-row table:style-name="ro1">
          <table:table-cell table:formula="of:= [.F13] / ([.E13] * [.E13])" office:value-type="float" office:value="0.00000011217912386329" calcext:value-type="float">
            <text:p>1.1217912386329E-07</text:p>
          </table:table-cell>
          <table:table-cell table:number-columns-repeated="3"/>
          <table:table-cell office:value-type="float" office:value="5001" calcext:value-type="float">
            <text:p>5001</text:p>
          </table:table-cell>
          <table:table-cell table:style-name="ce1" office:value-type="float" office:value="2.8056" calcext:value-type="float">
            <text:p>2.8056</text:p>
          </table:table-cell>
        </table:table-row>
        <table:table-row table:style-name="ro1">
          <table:table-cell table:formula="of:= [.F14] / ([.E14] * [.E14])" office:value-type="float" office:value="0.000000100592432822197" calcext:value-type="float">
            <text:p>1.00592432822197E-07</text:p>
          </table:table-cell>
          <table:table-cell table:number-columns-repeated="3"/>
          <table:table-cell office:value-type="float" office:value="7501" calcext:value-type="float">
            <text:p>7501</text:p>
          </table:table-cell>
          <table:table-cell table:style-name="ce1" office:value-type="float" office:value="5.65983333333333" calcext:value-type="float">
            <text:p>5.65983333333333</text:p>
          </table:table-cell>
        </table:table-row>
        <table:table-row table:style-name="ro1">
          <table:table-cell table:formula="of:= [.F15] / ([.E15] * [.E15])" office:value-type="float" office:value="0.0000000937252540119451" calcext:value-type="float">
            <text:p>9.37252540119451E-08</text:p>
          </table:table-cell>
          <table:table-cell table:number-columns-repeated="3"/>
          <table:table-cell office:value-type="float" office:value="10001" calcext:value-type="float">
            <text:p>10001</text:p>
          </table:table-cell>
          <table:table-cell table:style-name="ce1" office:value-type="float" office:value="9.3744" calcext:value-type="float">
            <text:p>9.3744</text:p>
          </table:table-cell>
        </table:table-row>
        <table:table-row table:style-name="ro1">
          <table:table-cell table:formula="of:= [.F16] / ([.E16] * [.E16])" office:value-type="float" office:value="0.0000000877400046464618" calcext:value-type="float">
            <text:p>8.77400046464618E-08</text:p>
          </table:table-cell>
          <table:table-cell table:number-columns-repeated="3"/>
          <table:table-cell office:value-type="float" office:value="15001" calcext:value-type="float">
            <text:p>15001</text:p>
          </table:table-cell>
          <table:table-cell table:style-name="ce1" office:value-type="float" office:value="19.7441333333333" calcext:value-type="float">
            <text:p>19.7441333333333</text:p>
          </table:table-cell>
        </table:table-row>
        <table:table-row table:style-name="ro1">
          <table:table-cell table:formula="of:= [.F17] / ([.E17] * [.E17])" office:value-type="float" office:value="0.0000000979309566595066" calcext:value-type="float">
            <text:p>9.79309566595066E-08</text:p>
          </table:table-cell>
          <table:table-cell table:number-columns-repeated="3"/>
          <table:table-cell office:value-type="float" office:value="20001" calcext:value-type="float">
            <text:p>20001</text:p>
          </table:table-cell>
          <table:table-cell office:value-type="float" office:value="39.1763" calcext:value-type="float">
            <text:p>39.17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02:27:35.664421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1T16:18:58.756643048</meta:creation-date>
    <dc:date>2021-04-13T02:54:53.636130956</dc:date>
    <meta:editing-duration>PT3H40M6S</meta:editing-duration>
    <meta:editing-cycles>8</meta:editing-cycles>
    <meta:generator>LibreOffice/6.1.5.2$Linux_X86_64 LibreOffice_project/10$Build-2</meta:generator>
    <meta:document-statistic meta:table-count="3" meta:cell-count="90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10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minimum="0" chart:maximum="33" chart:origin="0" chart:interval-major="3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39cm" svg:height="9.349cm" xlink:href=".." xlink:type="simple" chart:class="chart:scatter" chart:style-name="ch1">
        <chart:title svg:x="6.229cm" svg:y="0.322cm" chart:style-name="ch2">
          <text:p>Execution Time - Sequential approach</text:p>
        </chart:title>
        <chart:subtitle svg:x="8.411cm" svg:y="1.287cm" chart:style-name="ch3">
          <text:p>Imperfect Squares</text:p>
        </chart:subtitle>
        <chart:legend chart:legend-position="end" svg:x="18.425cm" svg:y="4.375cm" style:legend-expansion="high" chart:style-name="ch4"/>
        <chart:plot-area chart:style-name="ch5" table:cell-range-address="I.E9:I.F17" chart:data-source-has-labels="row" svg:x="1.413cm" svg:y="2.156cm" svg:width="16.61cm" svg:height="6.026cm">
          <chartooo:coordinate-region svg:x="3.146cm" svg:y="2.156cm" svg:width="14.735cm" svg:height="4.642cm"/>
          <chart:axis chart:dimension="x" chart:name="primary-x" chart:style-name="ch6">
            <chart:title svg:x="8.801cm" svg:y="8.368cm" chart:style-name="ch7">
              <text:p>Square size</text:p>
            </chart:title>
          </chart:axis>
          <chart:axis chart:dimension="y" chart:name="primary-y" chart:style-name="ch8">
            <chart:title svg:x="0.451cm" svg:y="6.47cm" chart:style-name="ch9">
              <text:p>Execution time(s)</text:p>
            </chart:title>
            <chart:grid chart:style-name="ch10" chart:class="major"/>
          </chart:axis>
          <chart:series chart:style-name="ch11" chart:values-cell-range-address="I.F9:I.F17" loext:label-string="ps" chart:class="chart:scatter">
            <chart:domain table:cell-range-address="I.E9:I.E17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I.E9:I.E17</svg:desc>
                </draw:g>
              </table:table-cell>
              <table:table-cell office:value-type="float" office:value="0.0170666666666667">
                <text:p>0.0170666666666667</text:p>
                <draw:g>
                  <svg:desc>I.F9:I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0.2614">
                <text:p>0.2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0.591633333333333">
                <text:p>0.5916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1.654">
                <text:p>1.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3.73863333333333">
                <text:p>3.7386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">
                <text:p>10001</text:p>
              </table:table-cell>
              <table:table-cell office:value-type="float" office:value="6.67836666666667">
                <text:p>6.6783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1">
                <text:p>15001</text:p>
              </table:table-cell>
              <table:table-cell office:value-type="float" office:value="15.3574333333333">
                <text:p>15.3574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1">
                <text:p>20001</text:p>
              </table:table-cell>
              <table:table-cell office:value-type="float" office:value="31.3843333333333">
                <text:p>31.384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10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38cm" svg:height="9.349cm" xlink:href=".." xlink:type="simple" chart:class="chart:scatter" chart:style-name="ch1">
        <chart:title svg:x="6.229cm" svg:y="0.322cm" chart:style-name="ch2">
          <text:p>Execution Time - Sequential approach</text:p>
        </chart:title>
        <chart:subtitle svg:x="8.702cm" svg:y="1.287cm" chart:style-name="ch3">
          <text:p>Magic Squares</text:p>
        </chart:subtitle>
        <chart:legend chart:legend-position="end" svg:x="18.424cm" svg:y="4.375cm" style:legend-expansion="high" chart:style-name="ch4"/>
        <chart:plot-area chart:style-name="ch5" table:cell-range-address="P.E9:P.F17" chart:data-source-has-labels="row" svg:x="1.413cm" svg:y="2.156cm" svg:width="16.609cm" svg:height="6.026cm">
          <chartooo:coordinate-region svg:x="3.146cm" svg:y="2.156cm" svg:width="14.734cm" svg:height="4.642cm"/>
          <chart:axis chart:dimension="x" chart:name="primary-x" chart:style-name="ch6">
            <chart:title svg:x="8.8cm" svg:y="8.368cm" chart:style-name="ch7">
              <text:p>Square size</text:p>
            </chart:title>
          </chart:axis>
          <chart:axis chart:dimension="y" chart:name="primary-y" chart:style-name="ch8">
            <chart:title svg:x="0.451cm" svg:y="6.47cm" chart:style-name="ch9">
              <text:p>Execution time(s)</text:p>
            </chart:title>
            <chart:grid chart:style-name="ch10" chart:class="major"/>
          </chart:axis>
          <chart:series chart:style-name="ch11" chart:values-cell-range-address="P.F9:P.F17" loext:label-string="ps" chart:class="chart:scatter">
            <chart:domain table:cell-range-address="P.E9:P.E17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P.E9:P.E17</svg:desc>
                </draw:g>
              </table:table-cell>
              <table:table-cell office:value-type="float" office:value="0.0215333333333333">
                <text:p>0.0215333333333333</text:p>
                <draw:g>
                  <svg:desc>P.F9:P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0832333333333334">
                <text:p>0.0832333333333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0.339433333333333">
                <text:p>0.3394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0.8917">
                <text:p>0.89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2.8056">
                <text:p>2.8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5.65983333333333">
                <text:p>5.6598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">
                <text:p>10001</text:p>
              </table:table-cell>
              <table:table-cell office:value-type="float" office:value="9.3744">
                <text:p>9.3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1">
                <text:p>15001</text:p>
              </table:table-cell>
              <table:table-cell office:value-type="float" office:value="19.7441333333333">
                <text:p>19.7441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1">
                <text:p>20001</text:p>
              </table:table-cell>
              <table:table-cell office:value-type="float" office:value="39.1763">
                <text:p>39.17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10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minimum="0" chart:maximum="30" chart:origin="0" chart:interval-maj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39cm" svg:height="9.349cm" xlink:href=".." xlink:type="simple" chart:class="chart:scatter" chart:style-name="ch1">
        <chart:title svg:x="6.229cm" svg:y="0.322cm" chart:style-name="ch2">
          <text:p>Execution Time - Sequential approach</text:p>
        </chart:title>
        <chart:subtitle svg:x="8.279cm" svg:y="1.287cm" chart:style-name="ch3">
          <text:p>Non-magic Squares</text:p>
        </chart:subtitle>
        <chart:legend chart:legend-position="end" svg:x="18.425cm" svg:y="4.375cm" style:legend-expansion="high" chart:style-name="ch4"/>
        <chart:plot-area chart:style-name="ch5" table:cell-range-address="N.E9:N.F17" chart:data-source-has-labels="row" svg:x="1.413cm" svg:y="2.156cm" svg:width="16.61cm" svg:height="6.026cm">
          <chartooo:coordinate-region svg:x="3.146cm" svg:y="2.156cm" svg:width="14.735cm" svg:height="4.841cm"/>
          <chart:axis chart:dimension="x" chart:name="primary-x" chart:style-name="ch6">
            <chart:title svg:x="8.801cm" svg:y="8.368cm" chart:style-name="ch7">
              <text:p>Square size</text:p>
            </chart:title>
          </chart:axis>
          <chart:axis chart:dimension="y" chart:name="primary-y" chart:style-name="ch8">
            <chart:title svg:x="0.451cm" svg:y="6.47cm" chart:style-name="ch9">
              <text:p>Execution time(s)</text:p>
            </chart:title>
            <chart:grid chart:style-name="ch10" chart:class="major"/>
          </chart:axis>
          <chart:series chart:style-name="ch11" chart:values-cell-range-address="N.F9:N.F17" loext:label-string="ps" chart:class="chart:scatter">
            <chart:domain table:cell-range-address="N.E9:N.E17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N.E9:N.E17</svg:desc>
                </draw:g>
              </table:table-cell>
              <table:table-cell office:value-type="float" office:value="0.0188">
                <text:p>0.0188</text:p>
                <draw:g>
                  <svg:desc>N.F9:N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0.0885666666666666">
                <text:p>0.0885666666666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0.2725">
                <text:p>0.2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0.725366666666667">
                <text:p>0.7253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1">
                <text:p>5001</text:p>
              </table:table-cell>
              <table:table-cell office:value-type="float" office:value="1.70016666666667">
                <text:p>1.7001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1">
                <text:p>7501</text:p>
              </table:table-cell>
              <table:table-cell office:value-type="float" office:value="3.6969">
                <text:p>3.6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1">
                <text:p>10001</text:p>
              </table:table-cell>
              <table:table-cell office:value-type="float" office:value="6.59303333333333">
                <text:p>6.5930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1">
                <text:p>15001</text:p>
              </table:table-cell>
              <table:table-cell office:value-type="float" office:value="14.6650333333333">
                <text:p>14.6650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1">
                <text:p>20001</text:p>
              </table:table-cell>
              <table:table-cell office:value-type="float" office:value="28.7461666666667">
                <text:p>28.7461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